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AC2664DEA4C997D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" fo:font-size="14pt" fo:language="es" fo:country="ES" fo:font-style="normal" style:text-underline-style="none" fo:font-weight="bold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ourier New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style:font-name="Arial" fo:font-size="14pt" fo:language="es" fo:country="ES" fo:font-style="normal" style:text-underline-style="none" fo:font-weight="bold" style:font-name-asian="Times New Roman" style:font-size-asian="14pt" style:language-asian="zxx" style:country-asian="none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Arial" fo:font-size="10.5pt" fo:language="es" fo:country="ES" fo:font-style="normal" style:text-underline-style="none" fo:font-weight="normal" officeooo:rsid="001a9b73" officeooo:paragraph-rsid="001a9b73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use-window-font-color="true" style:font-name="Courier New" fo:font-size="11pt" fo:language="es" fo:country="ES" fo:font-style="normal" style:text-underline-style="none" fo:font-weight="normal" style:font-name-asian="Times New Roman" style:font-size-asian="11pt" style:language-asian="zxx" style:country-asian="none" style:font-style-asian="normal" style:font-weight-asian="normal" style:font-name-complex="Times New Roman" style:font-size-complex="11pt" style:language-complex="ar" style:country-complex="SA" style:font-style-complex="normal" style:font-weight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size="10pt" style:font-size-asian="10pt" style:font-size-complex="10pt"/>
    </style:style>
    <style:style style:name="T6" style:family="text">
      <style:text-properties officeooo:rsid="00199ed4"/>
    </style:style>
    <style:style style:name="T7" style:family="text">
      <style:text-properties officeooo:rsid="001a9b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><text:span text:style-name="T6">Crear</text:span> base de datos <text:span text:style-name="T6">en </text:span>MySQL</text:p>
      <text:p text:style-name="P7"/>
      <text:p text:style-name="P7">La utilidad del SGBD denominada <text:span text:style-name="T1">interprete de comandos</text:span>, es una aplicación cliente cuya misión es enviar comandos al SGBD y mostrar los resultados. El cliente de MySql se llama <text:span text:style-name="T2">mysql</text:span>.</text:p>
      <text:p text:style-name="P7"/>
      <text:p text:style-name="P7">Para arrancarlo</text:p>
      <text:p text:style-name="P10"><text:tab/><text:span text:style-name="T3">mysql [parametros de conexión] [base de datos]</text:span></text:p>
      <text:p text:style-name="P7"/>
      <text:p text:style-name="P7">Así, por ejemplo, si queremos conectarnos como root</text:p>
      <text:p text:style-name="P10"><text:tab/><text:span text:style-name="T3">mysql <text:s text:c="2"/>-u root <text:s/>-p</text:span></text:p>
      <text:p text:style-name="P7"/>
      <text:p text:style-name="P7">En MySQL, para crear una base de datos desde el cliente mysql, tenemos que usar el comando CREATE DATABASE. Por ejemplo,</text:p>
      <text:p text:style-name="P7"/>
      <text:p text:style-name="P10"><text:span text:style-name="T3"><text:tab/></text:span><text:span text:style-name="T5">CREATE DATABASE pruebat CHARACTER SET Latin1 COLLATE latin1_spanish_ci;</text:span></text:p>
      <text:p text:style-name="P7"/>
      <text:p text:style-name="P7">donde <text:span text:style-name="T4">CHARACTER SET</text:span> representa el juego de caracteres que va a usar la base de datos y <text:span text:style-name="T4">COLLATE (“cotejamiento”)</text:span> especifica cómo tratar el alfabeto del juego de caracteres, es decir como se ordena y cómo se comparan los caracteres. Para trabajar en entornos web lo normal es utilizar utf8 y utf8-general-ci(=Unicode multilingüe independiente de mayúsculas y minúsculas)</text:p>
      <text:p text:style-name="P7"/>
      <text:p text:style-name="P7">En MySQL una sola instancia controla todas las bases de datos, así pues hay que indicarle al SGBD que base de datos queremos usar. Para ello tenemos el comando:</text:p>
      <text:p text:style-name="P7"><text:tab/> <text:span text:style-name="T4">USE NombreBaseDatos </text:span></text:p>
      <text:p text:style-name="P7"/>
      <text:p text:style-name="P7">Para ver todas las bases de datos tenemos el comando:</text:p>
      <text:p text:style-name="P7"><text:tab/> <text:span text:style-name="T4">SHOW DATABASES;</text:span></text:p>
      <text:p text:style-name="P7">Para ver todas las tablas de la base de dato <text:s/>tenemos el comando:</text:p>
      <text:p text:style-name="P9"><text:tab/> SHOW TABLES;</text:p>
      <text:p text:style-name="P7">Sobre una tabla</text:p>
      <text:p text:style-name="P9"><text:tab/> SHOW TABLE STATUS FROM nom_BD LIKE nom_tabla;</text:p>
      <text:p text:style-name="P12"/>
      <text:p text:style-name="P7"/>
      <text:p text:style-name="P7">Mysql dispone de varios motores, uno de ellos es innoDB, <text:s/>motor de almacenamiento transaccional, es decir que soporta transacciones <text:s/>e integridad referencial. En el siguiente enlace encontramos la información para crear una tabla con el motor InnoDB</text:p>
      <text:p text:style-name="P7"/>
      <text:p text:style-name="P7"><text:tab/>http://dev.mysql.com/doc/refman/5.0/e<text:span text:style-name="T7">n</text:span>/using-innodb-tables.html</text:p>
      <text:p text:style-name="P7"/>
      <text:p text:style-name="P7">Para ver la estructura de una tabla y sus restricciones</text:p>
      <text:p text:style-name="P9"><text:tab/>SHOW CREATE TABLE `nombre_tabla` </text:p>
      <text:p text:style-name="P7">Para <text:s/>borrar una restricción de tipo foreing</text:p>
      <text:p text:style-name="P9"><text:tab/>ALTER TABLE nom_table DROP FOREIGN KEY nombre_restriccion;</text:p>
      <text:p text:style-name="P7"/>
      <text:p text:style-name="P7">Para cargar archivos de comandos de mysql</text:p>
      <text:p text:style-name="P9">source nombre_ficher.sq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AC2664DEA4C997D4.jpg" xlink:type="simple" xlink:show="embed" xlink:actuate="onLoad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2-11-20T11:54:28.31</meta:creation-date>
    <meta:editing-cycles>33</meta:editing-cycles>
    <meta:editing-duration>PT3H38M47S</meta:editing-duration>
    <meta:initial-creator>B I-I</meta:initial-creator>
    <dc:date>2018-02-14T10:58:43.530300839</dc:date>
    <meta:document-statistic meta:table-count="1" meta:image-count="1" meta:object-count="0" meta:page-count="1" meta:paragraph-count="29" meta:word-count="294" meta:character-count="2078" meta:non-whitespace-character-count="1660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Plantilla_ejercicios_examenes_BD.ott" meta:date="2012-11-20T11:54:27.810000000"/>
  </office:meta>
</office:document-meta>
</file>